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0DB2DBBE.png" manifest:media-type="image/png"/>
  <manifest:file-entry manifest:full-path="Pictures/100005810000031A0000031A2B526172.svg" manifest:media-type="image/svg+xml"/>
  <manifest:file-entry manifest:full-path="Pictures/100000010000001E0000001EAA562E48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nter:salt=1" svg:font-family="Inter:salt=1" style:font-adornments="Bold" style:font-pitch="variable"/>
    <style:font-face style:name="Inter:salt=11" svg:font-family="Inter:salt=1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P2" style:family="paragraph" style:parent-style-name="Footer">
      <style:text-properties officeooo:rsid="001f0572" officeooo:paragraph-rsid="001f0572"/>
    </style:style>
    <style:style style:name="P3" style:family="paragraph" style:parent-style-name="Shaded_20_background">
      <style:text-properties officeooo:paragraph-rsid="002d7a11"/>
    </style:style>
    <style:style style:name="P4" style:family="paragraph" style:parent-style-name="Standard">
      <style:text-properties officeooo:paragraph-rsid="002d7a11"/>
    </style:style>
    <style:style style:name="P5" style:family="paragraph" style:parent-style-name="Shaded_20_background">
      <style:text-properties officeooo:paragraph-rsid="002fa938"/>
    </style:style>
    <style:style style:name="P6" style:family="paragraph" style:parent-style-name="Standard">
      <style:text-properties officeooo:paragraph-rsid="002fa938"/>
    </style:style>
    <style:style style:name="P7" style:family="paragraph" style:parent-style-name="Standard">
      <style:text-properties officeooo:rsid="001fb282" officeooo:paragraph-rsid="001fb282"/>
    </style:style>
    <style:style style:name="P8" style:family="paragraph" style:parent-style-name="Standard">
      <style:paragraph-properties>
        <style:tab-stops>
          <style:tab-stop style:position="3.4374in"/>
        </style:tab-stops>
      </style:paragraph-properties>
      <style:text-properties officeooo:rsid="001fb282" officeooo:paragraph-rsid="001fb282"/>
    </style:style>
    <style:style style:name="P9" style:family="paragraph" style:parent-style-name="Text_20_body">
      <style:text-properties officeooo:rsid="001de6c8" officeooo:paragraph-rsid="001de6c8"/>
    </style:style>
    <style:style style:name="P10" style:family="paragraph" style:parent-style-name="Heading_20_1"/>
    <style:style style:name="P11" style:family="paragraph" style:parent-style-name="Heading_20_2">
      <style:text-properties officeooo:paragraph-rsid="001fb282"/>
    </style:style>
    <style:style style:name="P12" style:family="paragraph" style:parent-style-name="Shaded_20_background">
      <style:text-properties officeooo:paragraph-rsid="003fee3f"/>
    </style:style>
    <style:style style:name="P13" style:family="paragraph">
      <loext:graphic-properties draw:fill="solid" draw:fill-color="#7b3d00"/>
    </style:style>
    <style:style style:name="P14" style:family="paragraph">
      <style:paragraph-properties fo:text-align="center"/>
    </style:style>
    <style:style style:name="T1" style:family="text">
      <style:text-properties officeooo:rsid="001fb282"/>
    </style:style>
    <style:style style:name="T2" style:family="text">
      <style:text-properties officeooo:rsid="00248cef"/>
    </style:style>
    <style:style style:name="T3" style:family="text">
      <style:text-properties officeooo:rsid="0034837d"/>
    </style:style>
    <style:style style:name="T4" style:family="text">
      <style:text-properties officeooo:rsid="001f0572"/>
    </style:style>
    <style:style style:name="T5" style:family="text">
      <style:text-properties officeooo:rsid="001a072a"/>
    </style:style>
    <style:style style:name="T6" style:family="text">
      <style:text-properties officeooo:rsid="002135cd"/>
    </style:style>
    <style:style style:name="T7" style:family="text">
      <style:text-properties officeooo:rsid="002d7a11"/>
    </style:style>
    <style:style style:name="T8" style:family="text">
      <style:text-properties officeooo:rsid="00333098"/>
    </style:style>
    <style:style style:name="T9" style:family="text">
      <style:text-properties officeooo:rsid="00374073"/>
    </style:style>
    <style:style style:name="T10" style:family="text">
      <style:text-properties officeooo:rsid="003ec746"/>
    </style:style>
    <style:style style:name="T11" style:family="text">
      <style:text-properties officeooo:rsid="003fee3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66*" fo:start-indent="0in" fo:end-indent="0.0925in"/>
          <style:column style:rel-width="5534*" fo:start-indent="0.0925in" fo:end-indent="0in"/>
        </style:columns>
      </style:section-properties>
    </style:style>
    <style:style style:name="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Heading_20_2" text:outline-level="2"><draw:line text:anchor-type="paragraph" draw:z-index="3" draw:name="Vertical line 1" draw:style-name="gr2" draw:text-style-name="P14" svg:x1="3.6563in" svg:y1="0.0193in" svg:x2="3.6563in" svg:y2="7.8213in"><text:p/></draw:line><text:span text:style-name="T9">­</text:span><text:span text:style-name="T5">G</text:span>eneral<text:tab/><text:tab/><text:tab/><text:tab/></text:h>
          <text:p text:style-name="P4">Toggle Orca on and off<text:tab/><text:tab/>Super + Alt + S<text:tab/><text:tab/></text:p>
          <text:p text:style-name="Shaded_20_background">Open Orca preferences dialog<text:tab/>Orca + Space<text:tab/><text:tab/></text:p>
          <text:p text:style-name="Standard">Enter Learn Mode<text:tab/><text:tab/>Orca + H<text:tab/><text:tab/></text:p>
          <text:p text:style-name="Shaded_20_background">Exit Learn Mode<text:tab/><text:tab/><text:tab/>Esc<text:tab/><text:tab/><text:tab/></text:p>
          <text:p text:style-name="P4"><text:span text:style-name="T7">Turn speech on and off</text:span><text:tab/><text:tab/>Orca + <text:span text:style-name="T7">S</text:span><text:tab/><text:tab/></text:p>
          <text:p text:style-name="P3">Toggle verbosity level<text:tab/><text:tab/>Orca + V<text:tab/><text:tab/></text:p>
          <text:p text:style-name="Standard">Bypass next command<text:tab/><text:tab/>Orca + BackSpace<text:tab/></text:p>
          <text:p text:style-name="Shaded_20_background">Speak text formatting<text:tab/><text:tab/>Orca + F<text:tab/><text:tab/><text:tab/></text:p>
          <text:p text:style-name="Standard">Time<text:tab/><text:tab/><text:tab/><text:tab/>Orca + T<text:tab/><text:tab/></text:p>
          <text:p text:style-name="Shaded_20_background">Date<text:tab/><text:tab/><text:tab/><text:tab/>Orca + T {double-clicked)</text:p>
          <text:p text:style-name="Standard">Switch Browse and Focus mode<text:tab/>Orca + A<text:tab/><text:tab/></text:p>
          <text:p text:style-name="P12">Say all from current location<text:tab/>Orca + Semicolon<text:tab/></text:p>
          <text:p text:style-name="Standard">Stop speaking<text:tab/><text:tab/><text:tab/>Orca<text:tab/><text:tab/><text:tab/></text:p>
          <text:p text:style-name="Standard"/>
          <text:h text:style-name="Heading_20_2" text:outline-level="2">Basic navigation</text:h>
          <text:p text:style-name="Standard">Next character<text:tab/><text:tab/><text:tab/>Right<text:tab/><text:tab/><text:tab/></text:p>
          <text:p text:style-name="Shaded_20_background">Previous character<text:tab/><text:tab/>Left<text:tab/><text:tab/><text:tab/></text:p>
          <text:p text:style-name="Standard">Next word<text:tab/><text:tab/><text:tab/>Ctrl + Right<text:tab/><text:tab/></text:p>
          <text:p text:style-name="Shaded_20_background">Previous word<text:tab/><text:tab/><text:tab/>Ctrl + Left<text:tab/><text:tab/></text:p>
          <text:p text:style-name="Standard">Next line<text:tab/><text:tab/><text:tab/><text:tab/>Up<text:tab/><text:tab/><text:tab/></text:p>
          <text:p text:style-name="Shaded_20_background">Previous line<text:tab/><text:tab/><text:tab/>Down<text:tab/><text:tab/><text:tab/></text:p>
          <text:p text:style-name="Shaded_20_background"/>
          <text:h text:style-name="Heading_20_2" text:outline-level="2">Structural Navigation</text:h>
          <text:p text:style-name="Standard">Toggle Structural Navigation<text:tab/>Orca + Z</text:p>
          <text:p text:style-name="Shaded_20_background">Start and end of current container<text:tab/>Shift + Comma, Comma<text:tab/></text:p>
          <text:p text:style-name="Standard">Heading<text:tab/><text:tab/><text:tab/><text:tab/>H<text:tab/><text:tab/><text:tab/></text:p>
          <text:p text:style-name="Shaded_20_background">Heading at level<text:tab/><text:tab/><text:tab/>1-6<text:tab/><text:tab/><text:tab/></text:p>
          <text:p text:style-name="Standard">Form field<text:tab/><text:tab/><text:tab/>F<text:tab/><text:tab/><text:tab/></text:p>
          <text:p text:style-name="Shaded_20_background">Button<text:tab/><text:tab/><text:tab/><text:tab/>B<text:tab/><text:tab/><text:tab/></text:p>
          <text:p text:style-name="Standard">Combo box<text:tab/><text:tab/><text:tab/>C<text:tab/><text:tab/><text:tab/></text:p>
          <text:p text:style-name="Shaded_20_background">Entry<text:tab/><text:tab/><text:tab/><text:tab/>E<text:tab/><text:tab/><text:tab/></text:p>
          <text:p text:style-name="Standard">Radio button<text:tab/><text:tab/><text:tab/>R<text:tab/><text:tab/><text:tab/></text:p>
          <text:p text:style-name="Shaded_20_background">Checkbox<text:tab/><text:tab/><text:tab/>X<text:tab/><text:tab/><text:tab/></text:p>
          <text:p text:style-name="Standard">Link<text:tab/><text:tab/><text:tab/><text:tab/>K<text:tab/><text:tab/><text:tab/></text:p>
          <text:p text:style-name="Shaded_20_background">Unvisited link<text:tab/><text:tab/><text:tab/>U<text:tab/><text:tab/><text:tab/></text:p>
          <text:p text:style-name="Standard">Visited link<text:tab/><text:tab/><text:tab/>V<text:tab/><text:tab/><text:tab/></text:p>
          <text:p text:style-name="Shaded_20_background">List<text:tab/><text:tab/><text:tab/><text:tab/>L<text:tab/><text:tab/><text:tab/></text:p>
          <text:p text:style-name="Standard">List item<text:tab/><text:tab/><text:tab/><text:tab/>I<text:tab/><text:tab/><text:tab/></text:p>
          <text:p text:style-name="Shaded_20_background">Table<text:tab/><text:tab/><text:tab/><text:tab/>T<text:tab/><text:tab/><text:tab/></text:p>
          <text:p text:style-name="Standard">Paragraph<text:tab/><text:tab/><text:tab/>P<text:tab/><text:tab/><text:tab/></text:p>
          <text:p text:style-name="Shaded_20_background">Blockquote<text:tab/><text:tab/><text:tab/>Q<text:tab/><text:tab/><text:tab/></text:p>
          <text:p text:style-name="Standard">Large object<text:tab/><text:tab/><text:tab/>O<text:tab/><text:tab/><text:tab/></text:p>
          <text:p text:style-name="Shaded_20_background">Landmark<text:tab/><text:tab/><text:tab/>M<text:tab/><text:tab/><text:tab/></text:p>
          <text:p text:style-name="Standard">Separator<text:tab/><text:tab/><text:tab/>S<text:tab/><text:tab/><text:tab/></text:p>
          <text:p text:style-name="Shaded_20_background">Clickable<text:tab/><text:tab/><text:tab/>A<text:tab/><text:tab/><text:tab/></text:p>
          <text:p text:style-name="Standard">Image<text:tab/><text:tab/><text:tab/><text:tab/>G<text:tab/><text:tab/><text:tab/></text:p>
          <text:p text:style-name="Shaded_20_background">Go backwards instead of forwards<text:tab/>Shift + [key listed above]<text:tab/></text:p>
          <text:p text:style-name="Standard">List all items of type<text:tab/><text:tab/>Shift + Alt + <text:tab/><text:tab/><text:line-break/><text:tab/><text:tab/><text:tab/><text:tab/>[key listed above]<text:tab/></text:p>
          <text:h text:style-name="Heading_20_2" text:outline-level="2">Tables</text:h>
          <text:p text:style-name="Standard">Toggle cell vs. row reading<text:tab/>Orca + F11<text:tab/><text:tab/></text:p>
          <text:p text:style-name="Shaded_20_background">Mark current row as header<text:tab/>Orca + R<text:tab/><text:tab/></text:p>
          <text:p text:style-name="Standard">Mark current column as header<text:tab/>Orca + C<text:tab/><text:tab/></text:p>
          <text:p text:style-name="Shaded_20_background">Go to adjacent cell<text:tab/><text:tab/>Shift + Alt + [direction]<text:tab/></text:p>
          <text:p text:style-name="Standard">Go to first cell in table<text:tab/><text:tab/>Shift + Alt + Home<text:tab/></text:p>
          <text:p text:style-name="Shaded_20_background">Go to last cell in table<text:tab/><text:tab/>Shift + Alt + End<text:tab/><text:tab/></text:p>
          <text:p text:style-name="Shaded_20_background"/>
          <text:h text:style-name="Heading_20_2" text:outline-level="2">Live regions</text:h>
          <text:p text:style-name="P6">Monitor live regions<text:tab/><text:tab/>Orca + Shift + Backslash<text:tab/></text:p>
          <text:p text:style-name="P5">Change politeness setting<text:tab/><text:tab/>Backslash<text:tab/><text:tab/></text:p>
          <text:p text:style-name="P6">Set politeness to off<text:tab/><text:tab/>Shift + Backslash<text:tab/><text:tab/></text:p>
          <text:p text:style-name="Shaded_20_background">Go to next live region<text:tab/><text:tab/>D<text:tab/><text:tab/><text:tab/></text:p>
          <text:p text:style-name="P6">Go to last live region announced<text:tab/>Y<text:tab/><text:tab/><text:tab/></text:p>
          <text:p text:style-name="Shaded_20_background">Review announcements<text:tab/><text:tab/>Orca + F1 – F9<text:tab/><text:tab/></text:p>
          <text:p text:style-name="Shaded_20_background"/>
          <text:h text:style-name="Heading_20_2" text:outline-level="2">Where Am I</text:h>
          <text:p text:style-name="P6">Basic Where Am I<text:tab/><text:tab/>Orca + Enter<text:tab/></text:p>
          <text:p text:style-name="Shaded_20_background">Detailed Where Am I<text:tab/><text:tab/>Orca + Enter <text:tab/><text:tab/><text:line-break/><text:tab/><text:tab/><text:tab/><text:tab/>(double-clicked)<text:tab/><text:tab/></text:p>
          <text:p text:style-name="P6">Title bar<text:tab/><text:tab/><text:tab/><text:tab/>Orca + /<text:tab/><text:tab/><text:tab/></text:p>
          <text:p text:style-name="Shaded_20_background">Status bar<text:tab/><text:tab/><text:tab/>Orca + / (double-clicked)<text:tab/></text:p>
          <text:p text:style-name="Shaded_20_background"/>
          <text:h text:style-name="P11" text:outline-level="2">Flat Review</text:h>
          <text:p text:style-name="P9">Flat <text:span text:style-name="T8">R</text:span>eview allows you to read ahead or behind without changing your current cursor position.</text:p>
          <text:p text:style-name="Standard">Previous line<text:tab/><text:tab/><text:tab/>Orca + U<text:tab/><text:tab/></text:p>
          <text:p text:style-name="P5">Current line<text:tab/><text:tab/><text:tab/>Orca + I <text:tab/><text:tab/></text:p>
          <text:p text:style-name="Standard">Next line<text:tab/><text:tab/><text:tab/><text:tab/>Orca + O </text:p>
          <text:p text:style-name="P5">Spell current line<text:tab/><text:tab/><text:tab/>Orca + I (double-clicked) </text:p>
          <text:p text:style-name="Standard">Previous word<text:tab/><text:tab/><text:tab/>Orca + J </text:p>
          <text:p text:style-name="P5">Current word<text:tab/><text:tab/><text:tab/>Orca + K <text:tab/><text:tab/></text:p>
          <text:p text:style-name="Standard">Next word<text:tab/><text:tab/><text:tab/>Orca + L </text:p>
          <text:p text:style-name="P5">Spell current word<text:tab/><text:tab/>Orca + K (double-clicked) </text:p>
          <text:p text:style-name="Standard">Previous character<text:tab/><text:tab/>Orca + M </text:p>
          <text:p text:style-name="P5">Current character<text:tab/><text:tab/>Orca + Comma <text:tab/><text:tab/></text:p>
          <text:p text:style-name="Standard">Next character<text:tab/><text:tab/><text:tab/>Orca + Period </text:p>
          <text:p text:style-name="P5">Current item / widget<text:tab/><text:tab/>Orca + Ctrl + K <text:tab/><text:tab/></text:p>
          <text:p text:style-name="P6">Reset Flat Review context<text:tab/><text:tab/>Orca + P<text:tab/><text:tab/><text:line-break/></text:p>
          <text:h text:style-name="Heading_20_2" text:outline-level="2">Bookmarks</text:h>
          <text:p text:style-name="P9">Bookmarks allow you to save locations in the current document to jump back to.</text:p>
          <text:p text:style-name="P6">Save bookmark to slot<text:tab/><text:tab/>Orca + Alt + 1-6<text:tab/></text:p>
          <text:p text:style-name="P5">Save bookmarks for app or page<text:tab/>Orca + Alt + B<text:tab/><text:tab/></text:p>
          <text:p text:style-name="P6">Go to bookmark slot<text:tab/><text:tab/>Orca + 1-6<text:tab/><text:tab/><text:line-break/></text:p>
        </text:section>
        <text:p text:style-name="Standard"><draw:custom-shape text:anchor-type="paragraph" draw:z-index="4" draw:name="Shape 2" draw:style-name="gr1" draw:text-style-name="P13" svg:width="7.4835in" svg:height="0.1358in" svg:x="0.0189in" svg:y="0.0374in"><text:p/><draw:enhanced-geometry svg:viewBox="0 0 21600 21600" draw:type="rectangle" draw:enhanced-path="M 0 0 L 21600 0 21600 21600 0 21600 0 0 Z N"/></draw:custom-shape></text:p>
        <text:p text:style-name="P7"/>
        <text:p text:style-name="P8">Test<text:span text:style-name="T6">ed</text:span> with Orca 45.1-150600.1.1 on GNOME 45.3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nter:salt=1" svg:font-family="Inter:salt=1" style:font-adornments="Bold" style:font-pitch="variable"/>
    <style:font-face style:name="Inter:salt=11" svg:font-family="Inter:salt=1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nter:salt=11" fo:font-family="Inter:salt=1" style:font-style-name="Regular" style:font-pitch="variable" fo:font-size="8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Inter:salt=1" fo:font-family="Inter:salt=1" style:font-style-name="Bold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in" fo:border-left="none" fo:border-right="none" fo:border-top="none" fo:border-bottom="0.06pt solid #000000"/>
      <style:text-properties style:font-name="Inter:salt=1" fo:font-family="Inter:salt=1" style:font-style-name="Bold" style:font-pitch="variable" fo:font-size="9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haded_20_background" style:display-name="Shaded background" style:family="paragraph" style:parent-style-name="Standard">
      <style:text-properties fo:background-color="#ffffc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vious_20_character_9__9_Left_9__9__9_" style:display-name="revious character&#9;&#9;Left&#9;&#9;&#9;" style:family="paragraph" style:parent-style-name="Standard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7b3d00"/>
    </style:style>
    <style:style style:name="MP2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MP3" style:family="paragraph" style:parent-style-name="Footer">
      <style:text-properties officeooo:rsid="001f0572" officeooo:paragraph-rsid="001f0572"/>
    </style:style>
    <style:style style:name="MT1" style:family="text">
      <style:text-properties officeooo:rsid="001fb282"/>
    </style:style>
    <style:style style:name="MT2" style:family="text">
      <style:text-properties officeooo:rsid="00248cef"/>
    </style:style>
    <style:style style:name="MT3" style:family="text">
      <style:text-properties officeooo:rsid="0034837d"/>
    </style:style>
    <style:style style:name="MT4" style:family="text">
      <style:text-properties officeooo:rsid="001f0572"/>
    </style:style>
    <style:style style:name="MT5" style:family="text">
      <style:text-properties officeooo:rsid="003ec746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<draw:custom-shape text:anchor-type="paragraph" draw:z-index="1" draw:name="Shape 1" draw:style-name="Mgr1" draw:text-style-name="MP1" svg:width="7.4835in" svg:height="0.1358in" svg:x="-0.0043in" svg:y="0.5008in"><text:p/><draw:enhanced-geometry svg:viewBox="0 0 21600 21600" draw:type="rectangle" draw:enhanced-path="M 0 0 L 21600 0 21600 21600 0 21600 0 0 Z N"/></draw:custom-shape>Orca <text:span text:style-name="MT1">screen reader </text:span><text:span text:style-name="MT2">(</text:span><text:span text:style-name="MT1">laptop layout</text:span><text:span text:style-name="MT2">)</text:span><text:span text:style-name="MT1"> </text:span>one-page reference</text:h>
      </style:header>
      <style:footer>
        <text:p text:style-name="MP2"><text:span text:style-name="MT3">orca-laptop-one-page.odt</text:span><text:span text:style-name="MT4"><text:tab/>Version 1.0.</text:span><text:span text:style-name="MT5">1</text:span><text:span text:style-name="MT4"> revised 2024-10-2</text:span><text:span text:style-name="MT5">5</text:span><text:span text:style-name="MT4"><text:tab/></text:span>This work is marked with <text:a xlink:type="simple" xlink:href="https://creativecommons.org/publicdomain/zero/1.0/?ref=chooser-v1" office:target-frame-name="_blank" xlink:show="new" text:style-name="Internet_20_link" text:visited-style-name="Visited_20_Internet_20_Link">CC0 1.0 <draw:a xlink:type="simple" xlink:href="https://creativecommons.org/publicdomain/zero/1.0/?ref=chooser-v1" office:target-frame-name="_blank" xlink:show="new"><draw:frame draw:style-name="Mfr1" draw:name="Image1 Copy 1" text:anchor-type="as-char" svg:width="0.0957in" svg:height="0.0957in" draw:z-index="0"><draw:image xlink:href="Pictures/100006C30000031A0000031A550B9032.svg" xlink:type="simple" xlink:show="embed" xlink:actuate="onLoad" draw:mime-type="image/svg+xml"/><draw:image xlink:href="Pictures/100000010000001E0000001EAA562E48.png" xlink:type="simple" xlink:show="embed" xlink:actuate="onLoad" draw:mime-type="image/png"/><svg:desc>Creative Commons logo</svg:desc></draw:frame></draw:a></text:a><draw:a xlink:type="simple" xlink:href="https://creativecommons.org/publicdomain/zero/1.0/?ref=chooser-v1" office:target-frame-name="_blank" xlink:show="new"><draw:frame draw:style-name="Mfr1" draw:name="Image2 Copy 1" text:anchor-type="as-char" svg:width="0.1in" svg:height="0.1in" draw:z-index="2"><draw:image xlink:href="Pictures/100005810000031A0000031A2B526172.svg" xlink:type="simple" xlink:show="embed" xlink:actuate="onLoad" draw:mime-type="image/svg+xml"/><draw:image xlink:href="Pictures/100000010000001E0000001E0DB2DBBE.png" xlink:type="simple" xlink:show="embed" xlink:actuate="onLoad" draw:mime-type="image/png"/><svg:desc>Creative Commons Zero logo</svg:desc></draw:frame></draw:a></text:p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8:48.318083939</meta:creation-date>
    <meta:generator>LibreOffice/24.2.1.2$Linux_X86_64 LibreOffice_project/420$Build-2</meta:generator>
    <dc:date>2024-10-25T23:59:08.654052658</dc:date>
    <meta:editing-duration>PT2H25M30S</meta:editing-duration>
    <meta:editing-cycles>27</meta:editing-cycles>
    <dc:title>Orca screen reader (laptop layout) one-page reference</dc:title>
    <meta:print-date>2024-10-24T20:34:53.750306497</meta:print-date>
    <meta:document-statistic meta:table-count="0" meta:image-count="2" meta:object-count="0" meta:page-count="1" meta:paragraph-count="89" meta:word-count="536" meta:character-count="2771" meta:non-whitespace-character-count="2073"/>
  </office:meta>
</office:document-meta>
</file>